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b8c4" officeooo:paragraph-rsid="000eb8c4"/>
    </style:style>
    <style:style style:name="T1" style:family="text">
      <style:text-properties officeooo:rsid="001201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i<text:span text:style-name="T1">ent</text:span></text:p>
      <text:p text:style-name="P1">npm install</text:p>
      <text:p text:style-name="P1">npm run build</text:p>
      <text:p text:style-name="P1">npm start</text:p>
      <text:p text:style-name="P1"/>
      <text:p text:style-name="P1">Server</text:p>
      <text:p text:style-name="P1">npm install</text:p>
      <text:p text:style-name="P1">node app.j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4T18:24:27.573309836</meta:creation-date>
    <dc:date>2023-09-05T10:06:46.032648505</dc:date>
    <meta:editing-duration>PT1M3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7" meta:word-count="13" meta:character-count="67" meta:non-whitespace-character-count="61"/>
  </office:meta>
</office:document-meta>
</file>